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" svg:font-family="Inconsolata" style:font-pitch="fixed"/>
    <style:font-face style:name="Minion Pro" svg:font-family="'Minio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Minion Pro" fo:hyphenate="true" fo:hyphenation-remain-char-count="2" fo:hyphenation-push-char-count="2"/>
    </style:style>
    <style:style style:name="P2" style:family="paragraph" style:parent-style-name="Standard">
      <style:paragraph-properties fo:margin-top="0.199cm" fo:margin-bottom="0cm" fo:text-align="justify" style:justify-single-word="false" fo:hyphenation-ladder-count="no-limit"/>
      <style:text-properties style:font-name="Minion Pro" fo:hyphenate="true" fo:hyphenation-remain-char-count="2" fo:hyphenation-push-char-count="2"/>
    </style:style>
    <style:style style:name="T1" style:family="text">
      <style:text-properties style:text-position="super 58%" style:font-size-asian="10.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b 100%"/>
    </style:style>
    <style:style style:name="T5" style:family="text">
      <style:text-properties style:text-position="-33% 100%"/>
    </style:style>
    <style:style style:name="T6" style:family="text">
      <style:text-properties style:text-position="-20% 100%"/>
    </style:style>
    <style:style style:name="T7" style:family="text">
      <style:text-properties style:font-name="DejaVu Sans"/>
    </style:style>
    <style:style style:name="T8" style:family="text">
      <style:text-properties style:font-name="Inconsolata"/>
    </style:style>
    <style:style style:name="T9" style:family="text">
      <style:text-properties style:text-position="42% 69%" style:font-size-asian="10.5pt"/>
    </style:style>
    <style:style style:name="T10" style:family="text">
      <style:text-properties style:text-position="27% 69%" style:font-size-asian="10.5pt"/>
    </style:style>
    <style:style style:name="T11" style:family="text">
      <style:text-properties style:text-position="20% 69%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n noch größerer Bedeutung für den Entstehungsprozess dieser Edition war jedoch LilyPonds textbasiertes Eingabekonzept. Durch dieses und die Verwendung des – ebenfalls textbasierten Textsatzsystems LuaL<text:span text:style-name="T11">A</text:span>T<text:span text:style-name="T6">E</text:span>X – war es uns möglich, die gesamte Vorbereitung der Edition wie ein Softwareentwicklungsprojekt unter <text:span text:style-name="T2">Versionskontrolle</text:span> durchzuführen. Dies erlaubte es, Arbeitsabläufe und insbesondere die Interaktion zwischen Herausgebern und Notensetzer in einer mir zuvor unvorstellbaren Weise effizient und zuverlässig zu strukturieren. Ein erfreuliches »Nebenprodukt« ist <text:span text:style-name="T2">lilyglyphs</text:span><text:span text:style-name="T2"><text:note text:id="ftn0" text:note-class="footnote"><text:note-citation>1</text:note-citation><text:note-body><text:p text:style-name="Footnote"/></text:note-body></text:note></text:span>. Mit diesem von mir für den Revisionsbericht entwickelten – und inzwischen in den gängigen L<text:span text:style-name="T11">A</text:span>T<text:span text:style-name="T6">E</text:span>X-Distributionen enthaltenen – Paket können beliebige Notationselemente im Fließtext von Textdokumenten verwendet werden.</text:p>
      <text:p text:style-name="P2">Dank gilt den Mitgliedern der <text:span text:style-name="T8">lilypond-user</text:span> Mailingliste, die immer wieder unschätzbare Anregungen zu technischen Lösungen gegeben, aber auch allgemeine notensetzerische oder orthotypografische Fragen erörtert hab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Inconsolata" svg:font-family="Inconsolata" style:font-pitch="fixed"/>
    <style:font-face style:name="Minion Pro" svg:font-family="'Minio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rs Liska</meta:initial-creator>
    <meta:creation-date>2013-12-05T11:59:01</meta:creation-date>
    <dc:date>2013-12-05T12:37:22</dc:date>
    <dc:creator>Urs Liska</dc:creator>
    <meta:editing-duration>PT29M27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" meta:word-count="123" meta:character-count="1011" meta:non-whitespace-character-count="892"/>
  </office:meta>
</office:document-meta>
</file>